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3.394cm"/>
    </style:style>
    <style:style style:name="co8" style:family="table-column">
      <style:table-column-properties fo:break-before="auto" style:column-width="3.103cm"/>
    </style:style>
    <style:style style:name="co9" style:family="table-column">
      <style:table-column-properties fo:break-before="auto" style:column-width="7.592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9.47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90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2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1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style:font-name="Arial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8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fo:background-color="#eeeee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eeee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eeeeee"/>
      <style:text-properties style:font-name="Arial" fo:font-weight="normal" style:font-weight-asian="normal" style:font-weight-complex="normal"/>
    </style:style>
    <style:style style:name="ce28" style:family="table-cell" style:parent-style-name="Default">
      <style:table-cell-properties fo:background-color="#66ff66"/>
    </style:style>
    <style:style style:name="ce29" style:family="table-cell" style:parent-style-name="Default">
      <style:table-cell-properties fo:background-color="#ff3333"/>
    </style:style>
    <style:style style:name="ce30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31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ff9900"/>
    </style:style>
    <style:style style:name="ce3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#99ff66" fo:wrap-option="wrap"/>
    </style:style>
  </office:automatic-styles>
  <office:body>
    <office:spreadsheet>
      <table:table table:name="Sensor Build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Desig.</text:p>
          </table:table-cell>
          <table:table-cell table:style-name="ce4" office:value-type="string">
            <text:p>Qty to Fit</text:p>
          </table:table-cell>
          <table:table-cell table:style-name="ce1" office:value-type="string">
            <text:p>Desc</text:p>
          </table:table-cell>
          <table:table-cell table:style-name="ce8" office:value-type="string">
            <text:p>TSA P/N</text:p>
          </table:table-cell>
          <table:table-cell table:style-name="ce8" office:value-type="string">
            <text:p>Qty on PCB</text:p>
          </table:table-cell>
          <table:table-cell table:style-name="ce8" office:value-type="string">
            <text:p>Checkout Verified</text:p>
          </table:table-cell>
          <table:table-cell table:style-name="ce1" office:value-type="string">
            <text:p>Instructions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10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9" office:value-type="string">
            <text:p>CAP-100N-SM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9" office:value-type="string">
            <text:p>CAP-10U-16V-SM1206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9" office:value-type="string">
            <text:p>CAP-1000U-E50V </text:p>
          </table:table-cell>
          <table:table-cell table:style-name="ce9"/>
          <table:table-cell table:style-name="ce19" office:value-type="string">
            <text:p>OK</text:p>
          </table:table-cell>
          <table:table-cell office:value-type="string">
            <text:p>Please do not fit 100uF.</text:p>
          </table:table-cell>
          <table:table-cell table:number-columns-repeated="1017"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9" office:value-type="string">
            <text:p>CAP-1N-SM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iode SM 1N4001</text:p>
          </table:table-cell>
          <table:table-cell table:style-name="ce11" office:value-type="string">
            <text:p>DIO-1N4001-SM </text:p>
          </table:table-cell>
          <table:table-cell table:style-name="ce11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9" office:value-type="string">
            <text:p>DIO-BAT54C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C Inlet</text:p>
          </table:table-cell>
          <table:table-cell table:style-name="ce12" office:value-type="string">
            <text:p>CON-DC-SKT-PCB</text:p>
          </table:table-cell>
          <table:table-cell table:style-name="ce16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J2</text:p>
          </table:table-cell>
          <table:table-cell/>
          <table:table-cell office:value-type="string">
            <text:p>Screw terminal pin headers 24 way</text:p>
          </table:table-cell>
          <table:table-cell table:style-name="ce13" office:value-type="string">
            <text:p>CON-PHD-STERM</text:p>
          </table:table-cell>
          <table:table-cell table:style-name="ce5" office:value-type="string">
            <text:p>1 x 2W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3-DB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B9 RA Female</text:p>
          </table:table-cell>
          <table:table-cell table:style-name="ce12" office:value-type="string">
            <text:p>CON-DB9-SKT-RA-PCB</text:p>
          </table:table-cell>
          <table:table-cell table:style-name="ce16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J3-DIN</text:p>
          </table:table-cell>
          <table:table-cell table:style-name="Default"/>
          <table:table-cell office:value-type="string">
            <text:p>DIN 8 PCB SKT RA</text:p>
          </table:table-cell>
          <table:table-cell table:style-name="ce10" office:value-type="string">
            <text:p>CON-DIN8-SKTPCB 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9" office:value-type="string">
            <text:p>CON-PHD-DR-SKT-40 </text:p>
          </table:table-cell>
          <table:table-cell table:style-name="ce17"/>
          <table:table-cell table:style-name="ce19" office:value-type="string">
            <text:p>OK</text:p>
          </table:table-cell>
          <table:table-cell office:value-type="string">
            <text:p>Fit connector side touching PCB, not up in air.</text:p>
          </table:table-cell>
          <table:table-cell table:number-columns-repeated="1017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9" office:value-type="string">
            <text:p>CON-PHD-DR-40 </text:p>
          </table:table-cell>
          <table:table-cell table:style-name="ce17"/>
          <table:table-cell table:style-name="ce19" office:value-type="string">
            <text:p>OK</text:p>
          </table:table-cell>
          <table:table-cell office:value-type="string">
            <text:p>Fit connector side touching PCB, not up in air.</text:p>
          </table:table-cell>
          <table:table-cell table:number-columns-repeated="1017"/>
        </table:table-row>
        <table:table-row table:style-name="ro1">
          <table:table-cell office:value-type="string">
            <text:p>J4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5" office:value-type="string">
            <text:p>1 x 6W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5</text:p>
          </table:table-cell>
          <table:table-cell table:style-name="Default"/>
          <table:table-cell office:value-type="string">
            <text:p>header pins 100mil dual row</text:p>
          </table:table-cell>
          <table:table-cell table:style-name="ce9" office:value-type="string">
            <text:p>CON-PHD-DS-40 </text:p>
          </table:table-cell>
          <table:table-cell table:style-name="ce5" office:value-type="string">
            <text:p>1 x 6W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table:style-name="ce13" office:value-type="string">
            <text:p>CON-RJ45PCBSKT8</text:p>
          </table:table-cell>
          <table:table-cell table:style-name="ce13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9" office:value-type="string">
            <text:p>LED-3MM-RD </text:p>
          </table:table-cell>
          <table:table-cell table:style-name="ce9"/>
          <table:table-cell table:style-name="ce19" office:value-type="string">
            <text:p>OK</text:p>
          </table:table-cell>
          <table:table-cell office:value-type="string">
            <text:p>Bend leads to mount midway horizontally &amp; vertically between the two RJ45 sockets</text:p>
          </table:table-cell>
          <table:table-cell table:number-columns-repeated="1017"/>
        </table:table-row>
        <table:table-row table:style-name="ro1">
          <table:table-cell office:value-type="string">
            <text:p>LK1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TP1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LK1</text:p>
          </table:table-cell>
          <table:table-cell table:style-name="Default"/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TC1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PTC resettable fuse 1A SMD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Q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FET SM A3400</text:p>
          </table:table-cell>
          <table:table-cell table:style-name="ce10" office:value-type="string">
            <text:p>FET-A03400A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00R 1206</text:p>
          </table:table-cell>
          <table:table-cell table:style-name="ce11" office:value-type="string">
            <text:p>RES-300R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6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9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7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0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6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8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7,19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Res SM 0R 1206</text:p>
          </table:table-cell>
          <table:table-cell table:style-name="ce11" office:value-type="string">
            <text:p>RES-0R-SM1206 </text:p>
          </table:table-cell>
          <table:table-cell table:style-name="ce11" office:value-type="float" office:value="2">
            <text:p>2</text:p>
          </table:table-cell>
          <table:table-cell table:style-name="ce19" office:value-type="string">
            <text:p>OK</text:p>
          </table:table-cell>
          <table:table-cell table:style-name="ce2"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LY1-8</text:p>
          </table:table-cell>
          <table:table-cell table:style-name="ce6" office:value-type="float" office:value="8">
            <text:p>8</text:p>
          </table:table-cell>
          <table:table-cell table:style-name="ce2" office:value-type="string">
            <text:p>Relay 5V SPCO</text:p>
          </table:table-cell>
          <table:table-cell table:style-name="ce10" office:value-type="string">
            <text:p>REL-5V-SPDT-QY23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TERM</text:p>
          </table:table-cell>
          <table:table-cell table:style-name="ce6" office:value-type="string">
            <text:p>1 x 2W</text:p>
          </table:table-cell>
          <table:table-cell table:style-name="ce2" office:value-type="string">
            <text:p>header pins 100mil single row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TERM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IC SM MAX485</text:p>
          </table:table-cell>
          <table:table-cell table:style-name="ce10" office:value-type="string">
            <text:p>IC-MAX485CSA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gulator module 5V</text:p>
          </table:table-cell>
          <table:table-cell table:style-name="ce11" office:value-type="string">
            <text:p>REG-MOD5V </text:p>
          </table:table-cell>
          <table:table-cell table:style-name="ce18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MAX4820</text:p>
          </table:table-cell>
          <table:table-cell table:style-name="ce10" office:value-type="string">
            <text:p>NON-STOCK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IC SM STWD100</text:p>
          </table:table-cell>
          <table:table-cell table:style-name="ce10" office:value-type="string">
            <text:p>NON-STOCK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Mod Arduino Pro Mini 8MHz</text:p>
          </table:table-cell>
          <table:table-cell table:style-name="ce11" office:value-type="string">
            <text:p>IC-ARD-PROMINI-3V3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 office:value-type="string">
            <text:p>Make sure it's 8MHz/3.3V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12W</text:p>
          </table:table-cell>
          <table:table-cell table:style-name="ce2"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 office:value-type="string">
            <text:p>Use pins supplied with Arduino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12W, 2 x 2W</text:p>
          </table:table-cell>
          <table:table-cell table:style-name="ce2" office:value-type="string">
            <text:p>socket strip 100mil single rom</text:p>
          </table:table-cell>
          <table:table-cell table:style-name="ce11" office:value-type="string">
            <text:p>CON-PHD-SKT-SS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2W</text:p>
          </table:table-cell>
          <table:table-cell table:style-name="ce2"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 office:value-type="string">
            <text:p>Mount in A4,A5 &amp; A6,A7 pins.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4"/>
          <table:table-cell table:style-name="ce2" table:number-columns-repeated="3"/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 Checkout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23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20"/>
          <table:table-cell table:style-name="ce21" office:value-type="string" table:number-columns-spanned="2" table:number-rows-spanned="1">
            <text:p>From BoM</text:p>
          </table:table-cell>
          <table:covered-table-cell table:style-name="ce24"/>
          <table:table-cell table:style-name="ce1" office:value-type="string">
            <text:p>Board P1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Desig.</text:p>
          </table:table-cell>
          <table:table-cell table:style-name="ce20" office:value-type="string">
            <text:p>Qty</text:p>
          </table:table-cell>
          <table:table-cell table:style-name="ce22" office:value-type="string">
            <text:p>Desc</text:p>
          </table:table-cell>
          <table:table-cell table:style-name="ce24" office:value-type="string">
            <text:p>TSA P/N</text:p>
          </table:table-cell>
          <table:table-cell table:style-name="ce1" office:value-type="string">
            <text:p>PCBA Inspect</text:p>
          </table:table-cell>
          <table:table-cell table:style-name="ce1" office:value-type="string">
            <text:p>Checkout Note</text:p>
          </table:table-cell>
          <table:table-cell table:style-name="ce1" table:number-columns-repeated="1017"/>
          <table:table-cell/>
        </table:table-row>
        <table:table-row table:style-name="ro1">
          <table:table-cell table:style-name="ce2" office:value-type="string">
            <text:p>C1</text:p>
          </table:table-cell>
          <table:table-cell office:value-type="float" office:value="1">
            <text:p>1</text:p>
          </table:table-cell>
          <table:table-cell table:style-name="ce2" office:value-type="string">
            <text:p>10u Tant SMD</text:p>
          </table:table-cell>
          <table:table-cell table:style-name="ce11" office:value-type="string">
            <text:p>CAP-10U-16V-SM1206 </text:p>
          </table:table-cell>
          <table:table-cell table:number-columns-repeated="2"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4</text:p>
          </table:table-cell>
          <table:table-cell office:value-type="float" office:value="1">
            <text:p>1</text:p>
          </table:table-cell>
          <table:table-cell table:style-name="ce2" office:value-type="string">
            <text:p>Elect 47u 25V Radial</text:p>
          </table:table-cell>
          <table:table-cell table:style-name="ce11" office:value-type="string">
            <text:p>CAP-47U-E25V </text:p>
          </table:table-cell>
          <table:table-cell table:number-columns-repeated="2"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2</text:p>
          </table:table-cell>
          <table:table-cell office:value-type="float" office:value="1">
            <text:p>1</text:p>
          </table:table-cell>
          <table:table-cell table:style-name="ce2" office:value-type="string">
            <text:p>Diode Zener 12V 6W</text:p>
          </table:table-cell>
          <table:table-cell table:style-name="ce3" office:value-type="string">
            <text:p>NON-STOCK</text:p>
          </table:table-cell>
          <table:table-cell office:value-type="string">
            <text:p>Not Fitte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1</text:p>
          </table:table-cell>
          <table:table-cell office:value-type="float" office:value="1">
            <text:p>1</text:p>
          </table:table-cell>
          <table:table-cell table:style-name="ce2" office:value-type="string">
            <text:p>Diode SM 1N4001</text:p>
          </table:table-cell>
          <table:table-cell table:style-name="ce11" office:value-type="string">
            <text:p>DIO-1N4001-SM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2</text:p>
          </table:table-cell>
          <table:table-cell office:value-type="float" office:value="1">
            <text:p>1</text:p>
          </table:table-cell>
          <table:table-cell table:style-name="ce2" office:value-type="string">
            <text:p>IC SM AMS1117CS 5V</text:p>
          </table:table-cell>
          <table:table-cell table:style-name="ce3" office:value-type="string">
            <text:p>Part No?</text:p>
          </table:table-cell>
          <table:table-cell table:style-name="ce28" office:value-type="string">
            <text:p>OK</text:p>
          </table:table-cell>
          <table:table-cell office:value-type="string">
            <text:p>Vin &amp; Vout swapped, also 3.3V fitted.</text:p>
          </table:table-cell>
          <table:table-cell table:number-columns-repeated="2"/>
          <table:table-cell table:style-name="ce29" table:number-columns-repeated="1015"/>
          <table:table-cell/>
        </table:table-row>
        <table:table-row table:style-name="ro1">
          <table:table-cell table:style-name="ce2" office:value-type="string">
            <text:p>R3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33" table:number-columns-repeated="1015"/>
          <table:table-cell/>
        </table:table-row>
        <table:table-row table:style-name="ro1">
          <table:table-cell office:value-type="string">
            <text:p>R6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6</text:p>
          </table:table-cell>
          <table:table-cell office:value-type="float" office:value="1">
            <text:p>1</text:p>
          </table:table-cell>
          <table:table-cell table:style-name="ce2" office:value-type="string">
            <text:p>Cap Cer SM 100n 1206</text:p>
          </table:table-cell>
          <table:table-cell table:style-name="ce11" office:value-type="string">
            <text:p>CAP-100N-SM </text:p>
          </table:table-cell>
          <table:table-cell table:style-name="ce28" office:value-type="string">
            <text:p>OK</text:p>
          </table:table-cell>
          <table:table-cell table:number-columns-repeated="1018"/>
          <table:table-cell office:value-type="string">
            <text:p>C6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K0 1206</text:p>
          </table:table-cell>
          <table:table-cell table:style-name="ce11" office:value-type="string">
            <text:p>RES-1K0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</text:p>
          </table:table-cell>
          <table:table-cell office:value-type="float" office:value="1">
            <text:p>1</text:p>
          </table:table-cell>
          <table:table-cell table:style-name="ce2" office:value-type="string">
            <text:p>Mod ADXL345 </text:p>
          </table:table-cell>
          <table:table-cell table:style-name="ce3" office:value-type="string">
            <text:p>IC-AXCL345-M</text:p>
          </table:table-cell>
          <table:table-cell office:value-type="string">
            <text:p>Not Fitted</text:p>
          </table:table-cell>
          <table:table-cell table:number-columns-repeated="1019"/>
        </table:table-row>
        <table:table-row table:style-name="ro1"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K0 1206</text:p>
          </table:table-cell>
          <table:table-cell table:style-name="ce11" office:value-type="string">
            <text:p>RES-1K0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J2</text:p>
          </table:table-cell>
          <table:table-cell office:value-type="string">
            <text:p>1 x 6W</text:p>
          </table:table-cell>
          <table:table-cell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8"/>
        </table:table-row>
        <table:table-row table:style-name="ro1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25" office:value-type="string">
            <text:p>LED-3MM-RD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J3</text:p>
          </table:table-cell>
          <table:table-cell office:value-type="string">
            <text:p>1 x 6W</text:p>
          </table:table-cell>
          <table:table-cell office:value-type="string">
            <text:p>header pins 100mil dual row</text:p>
          </table:table-cell>
          <table:table-cell table:style-name="ce25" office:value-type="string">
            <text:p>CON-PHD-D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8"/>
        </table:table-row>
        <table:table-row table:style-name="ro1">
          <table:table-cell office:value-type="string">
            <text:p>M1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25" office:value-type="string">
            <text:p>IC-ARD-PROMINI-3V3 </text:p>
          </table:table-cell>
          <table:table-cell table:style-name="ce29" office:value-type="string">
            <text:p>16MHZ fitted</text:p>
          </table:table-cell>
          <table:table-cell table:style-name="ce19" office:value-type="string">
            <text:p>Fitted 3.3V 8MHz</text:p>
          </table:table-cell>
          <table:table-cell table:number-columns-repeated="1018"/>
        </table:table-row>
        <table:table-row table:style-name="ro2">
          <table:table-cell office:value-type="string">
            <text:p>M1</text:p>
          </table:table-cell>
          <table:table-cell office:value-type="string">
            <text:p>2 x 12W</text:p>
          </table:table-cell>
          <table:table-cell office:value-type="string">
            <text:p>header pins</text:p>
          </table:table-cell>
          <table:table-cell table:style-name="ce25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M1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25" office:value-type="string">
            <text:p>CON-PHD-SKT-SS </text:p>
          </table:table-cell>
          <table:table-cell office:value-type="string">
            <text:p>2x2w socket not fitted</text:p>
          </table:table-cell>
          <table:table-cell table:style-name="ce19" office:value-type="string">
            <text:p>Fitted 2x2W socket</text:p>
          </table:table-cell>
          <table:table-cell table:number-columns-repeated="1018"/>
        </table:table-row>
        <table:table-row table:style-name="ro2">
          <table:table-cell office:value-type="string">
            <text:p>M1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25" office:value-type="string">
            <text:p>CON-PHD-SS-40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15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33" table:number-columns-repeated="1015"/>
          <table:table-cell/>
        </table:table-row>
        <table:table-row table:style-name="ro1">
          <table:table-cell table:style-name="ce2" office:value-type="string">
            <text:p>R16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33" table:number-columns-repeated="1015"/>
          <table:table-cell/>
        </table:table-row>
        <table:table-row table:style-name="ro1">
          <table:table-cell office:value-type="string">
            <text:p>J13,J14</text:p>
          </table:table-cell>
          <table:table-cell office:value-type="string">
            <text:p>2 x 2W</text:p>
          </table:table-cell>
          <table:table-cell table:style-name="ce2"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office:value-type="string">
            <text:p>Not Fitted</text:p>
          </table:table-cell>
          <table:table-cell table:style-name="ce28" office:value-type="string">
            <text:p>Fitted</text:p>
          </table:table-cell>
          <table:table-cell table:number-columns-repeated="1018"/>
        </table:table-row>
        <table:table-row table:style-name="ro1">
          <table:table-cell office:value-type="string">
            <text:p>J13,J14</text:p>
          </table:table-cell>
          <table:table-cell office:value-type="float" office:value="2">
            <text:p>2</text:p>
          </table:table-cell>
          <table:table-cell table:style-name="ce2" office:value-type="string">
            <text:p>header shunt</text:p>
          </table:table-cell>
          <table:table-cell table:style-name="ce10" office:value-type="string">
            <text:p>CON-JUMPER</text:p>
          </table:table-cell>
          <table:table-cell office:value-type="string">
            <text:p>Not Fitted</text:p>
          </table:table-cell>
          <table:table-cell table:style-name="ce28" office:value-type="string">
            <text:p>Fitted</text:p>
          </table:table-cell>
          <table:table-cell table:number-columns-repeated="1018"/>
        </table:table-row>
        <table:table-row table:style-name="ro1"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0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3</text:p>
          </table:table-cell>
          <table:table-cell office:value-type="float" office:value="1">
            <text:p>1</text:p>
          </table:table-cell>
          <table:table-cell table:style-name="ce2" office:value-type="string">
            <text:p>Diode SM BAT54C</text:p>
          </table:table-cell>
          <table:table-cell table:style-name="ce11" office:value-type="string">
            <text:p>DIO-BAT54C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2" table:number-columns-repeated="1015"/>
          <table:table-cell/>
        </table:table-row>
        <table:table-row table:style-name="ro1">
          <table:table-cell table:style-name="ce2" office:value-type="string">
            <text:p>U1</text:p>
          </table:table-cell>
          <table:table-cell office:value-type="float" office:value="1">
            <text:p>1</text:p>
          </table:table-cell>
          <table:table-cell table:style-name="ce2" office:value-type="string">
            <text:p>IC SM MAX485</text:p>
          </table:table-cell>
          <table:table-cell table:style-name="ce3" office:value-type="string">
            <text:p>IC-MAX485CSA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33" table:number-columns-repeated="1015"/>
          <table:table-cell/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table:style-name="ce2" office:value-type="string">
            <text:p>Cap Cer SM 100n 1206</text:p>
          </table:table-cell>
          <table:table-cell table:style-name="ce11" office:value-type="string">
            <text:p>CAP-100N-SM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9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8</text:p>
          </table:table-cell>
          <table:table-cell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3" office:value-type="string">
            <text:p>NON-STOCK</text:p>
          </table:table-cell>
          <table:table-cell table:style-name="ce2" office:value-type="string">
            <text:p>leaded res fitted on J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1</text:p>
          </table:table-cell>
          <table:table-cell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3" office:value-type="string">
            <text:p>NON-STOCK</text:p>
          </table:table-cell>
          <table:table-cell office:value-type="string">
            <text:p>2xR's in parallel</text:p>
          </table:table-cell>
          <table:table-cell table:number-columns-repeated="3"/>
          <table:table-cell table:style-name="ce2" table:number-columns-repeated="1015"/>
          <table:table-cell/>
        </table:table-row>
        <table:table-row table:style-name="ro1">
          <table:table-cell table:style-name="ce6" office:value-type="string">
            <text:p>R12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2" table:number-columns-repeated="1015"/>
          <table:table-cell/>
        </table:table-row>
        <table:table-row table:style-name="ro1">
          <table:table-cell table:style-name="ce2" office:value-type="string">
            <text:p>C3</text:p>
          </table:table-cell>
          <table:table-cell office:value-type="float" office:value="1">
            <text:p>1</text:p>
          </table:table-cell>
          <table:table-cell table:style-name="ce2" office:value-type="string">
            <text:p>Cap Cer SM 1N0 1206</text:p>
          </table:table-cell>
          <table:table-cell table:style-name="ce11" office:value-type="string">
            <text:p>CAP-1N-SM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3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2" table:number-columns-repeated="1015"/>
          <table:table-cell/>
        </table:table-row>
        <table:table-row table:style-name="ro1">
          <table:table-cell table:style-name="ce2" office:value-type="string">
            <text:p>R14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2" table:number-columns-repeated="1015"/>
          <table:table-cell/>
        </table:table-row>
        <table:table-row table:style-name="ro1">
          <table:table-cell table:style-name="ce2" office:value-type="string">
            <text:p>J9,10</text:p>
          </table:table-cell>
          <table:table-cell office:value-type="float" office:value="2">
            <text:p>2</text:p>
          </table:table-cell>
          <table:table-cell table:style-name="ce2" office:value-type="string">
            <text:p>Conn RJ45</text:p>
          </table:table-cell>
          <table:table-cell table:style-name="ce3" office:value-type="string">
            <text:p>CON-RJ45PCBSKT8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/>
          <table:table-cell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BIAS-A,BIAS-B</text:p>
          </table:table-cell>
          <table:table-cell table:style-name="ce6" office:value-type="string">
            <text:p>2 x 2W</text:p>
          </table:table-cell>
          <table:table-cell table:style-name="ce23"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BIAS-A,BIAS-B</text:p>
          </table:table-cell>
          <table:table-cell table:style-name="ce6" office:value-type="float" office:value="2">
            <text:p>2</text:p>
          </table:table-cell>
          <table:table-cell table:style-name="ce23" office:value-type="string">
            <text:p>header shunt</text:p>
          </table:table-cell>
          <table:table-cell table:style-name="ce26" office:value-type="string">
            <text:p>CON-JUMPER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C1,3,5,6,8,9</text:p>
          </table:table-cell>
          <table:table-cell table:style-name="ce6" office:value-type="float" office:value="6">
            <text:p>6</text:p>
          </table:table-cell>
          <table:table-cell table:style-name="ce23" office:value-type="string">
            <text:p>Cap Cer SM 100n 1206</text:p>
          </table:table-cell>
          <table:table-cell table:style-name="ce25" office:value-type="string">
            <text:p>CAP-100N-SM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>
            <text:p>C2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10u Tant SMD</text:p>
          </table:table-cell>
          <table:table-cell table:style-name="ce25" office:value-type="string">
            <text:p>CAP-10U-16V-SM1206 </text:p>
          </table:table-cell>
          <table:table-cell table:number-columns-repeated="2" table:style-name="ce28" office:value-type="string">
            <text:p>OK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C4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Elect 1000u 50V Radial</text:p>
          </table:table-cell>
          <table:table-cell table:style-name="ce25" office:value-type="string">
            <text:p>CAP-1000U-E50V </text:p>
          </table:table-cell>
          <table:table-cell office:value-type="string">
            <text:p>100uF/50V fitted</text:p>
          </table:table-cell>
          <table:table-cell table:style-name="ce28" office:value-type="string">
            <text:p>OK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C7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Cap Cer SM 1N0 1206</text:p>
          </table:table-cell>
          <table:table-cell table:style-name="ce25" office:value-type="string">
            <text:p>CAP-1N-SM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D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Diode SM 1N4001</text:p>
          </table:table-cell>
          <table:table-cell table:style-name="ce25" office:value-type="string">
            <text:p>DIO-1N4001-SM </text:p>
          </table:table-cell>
          <table:table-cell table:number-columns-repeated="2" table:style-name="ce28" office:value-type="string">
            <text:p>OK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D2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Diode SM BAT54C</text:p>
          </table:table-cell>
          <table:table-cell table:style-name="ce25" office:value-type="string">
            <text:p>DIO-BAT54C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J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DC Inlet</text:p>
          </table:table-cell>
          <table:table-cell table:style-name="ce30" office:value-type="string">
            <text:p>CON-DC-SKT-PCB</text:p>
          </table:table-cell>
          <table:table-cell table:number-columns-repeated="2" table:style-name="ce28" office:value-type="string">
            <text:p>OK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J2</text:p>
          </table:table-cell>
          <table:table-cell table:style-name="ce6" office:value-type="string">
            <text:p>1 x 2W</text:p>
          </table:table-cell>
          <table:table-cell table:style-name="ce23" office:value-type="string">
            <text:p>Screw terminal pin headers 24 way</text:p>
          </table:table-cell>
          <table:table-cell table:style-name="ce26" office:value-type="string">
            <text:p>CON-PHD-STERM</text:p>
          </table:table-cell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J3-DB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DB9 RA Female</text:p>
          </table:table-cell>
          <table:table-cell table:style-name="ce30" office:value-type="string">
            <text:p>CON-DB9-SKT-RA-PCB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J3-DIN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DIN 8 PCB SKT RA</text:p>
          </table:table-cell>
          <table:table-cell table:style-name="ce26" office:value-type="string">
            <text:p>CON-DIN8-SKTPCB </text:p>
          </table:table-cell>
          <table:table-cell office:value-type="string">
            <text:p>Not Fitted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>
            <text:p>J3A</text:p>
          </table:table-cell>
          <table:table-cell table:style-name="ce6" office:value-type="string">
            <text:p>1 x 20W</text:p>
          </table:table-cell>
          <table:table-cell table:style-name="ce23" office:value-type="string">
            <text:p>Header skt 0.1” dual row RA</text:p>
          </table:table-cell>
          <table:table-cell table:style-name="ce31" office:value-type="string">
            <text:p>CON-PHD-DR-SKT-40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J3B</text:p>
          </table:table-cell>
          <table:table-cell table:style-name="ce6" office:value-type="string">
            <text:p>1 x 20W</text:p>
          </table:table-cell>
          <table:table-cell table:style-name="ce23" office:value-type="string">
            <text:p>Header pin 0.1” dual row RA</text:p>
          </table:table-cell>
          <table:table-cell table:style-name="ce31" office:value-type="string">
            <text:p>CON-PHD-DR-40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J4</text:p>
          </table:table-cell>
          <table:table-cell table:style-name="ce6" office:value-type="string">
            <text:p>1 x 6W</text:p>
          </table:table-cell>
          <table:table-cell table:style-name="ce23"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J5</text:p>
          </table:table-cell>
          <table:table-cell table:style-name="ce6" office:value-type="string">
            <text:p>1 x 6W</text:p>
          </table:table-cell>
          <table:table-cell table:style-name="ce23" office:value-type="string">
            <text:p>header pins 100mil dual row</text:p>
          </table:table-cell>
          <table:table-cell table:style-name="ce25" office:value-type="string">
            <text:p>CON-PHD-D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J9,10</text:p>
          </table:table-cell>
          <table:table-cell table:style-name="ce6" office:value-type="float" office:value="2">
            <text:p>2</text:p>
          </table:table-cell>
          <table:table-cell table:style-name="ce23" office:value-type="string">
            <text:p>Conn RJ45</text:p>
          </table:table-cell>
          <table:table-cell table:style-name="ce26" office:value-type="string">
            <text:p>CON-RJ45PCBSKT8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>
            <text:p>LK1</text:p>
          </table:table-cell>
          <table:table-cell table:style-name="ce6" office:value-type="string">
            <text:p>1 x 2W</text:p>
          </table:table-cell>
          <table:table-cell table:style-name="ce23"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32"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TP1</text:p>
          </table:table-cell>
          <table:table-cell table:style-name="ce6" office:value-type="string">
            <text:p>1 x 2W</text:p>
          </table:table-cell>
          <table:table-cell table:style-name="ce23"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LK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header shunt</text:p>
          </table:table-cell>
          <table:table-cell table:style-name="ce26" office:value-type="string">
            <text:p>CON-JUMPER</text:p>
          </table:table-cell>
          <table:table-cell office:value-type="string">
            <text:p>Not Fitted</text:p>
          </table:table-cell>
          <table:table-cell table:style-name="ce32"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PTC1</text:p>
          </table:table-cell>
          <table:table-cell table:style-name="ce7" office:value-type="float" office:value="1">
            <text:p>1</text:p>
          </table:table-cell>
          <table:table-cell table:style-name="ce27" office:value-type="string">
            <text:p>PTC resettable fuse 1A SMD1206</text:p>
          </table:table-cell>
          <table:table-cell table:style-name="ce26" office:value-type="string">
            <text:p>NON-STOCK</text:p>
          </table:table-cell>
          <table:table-cell table:style-name="ce2" office:value-type="string">
            <text:p>Not Fitted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Default" office:value-type="string">
            <text:p>Q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FET SM A3400</text:p>
          </table:table-cell>
          <table:table-cell table:style-name="ce26" office:value-type="string">
            <text:p>FET-A03400A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office:value-type="string">
            <text:p>Change to 300R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R5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6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9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style-name="ce32"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R13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7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680R 1206</text:p>
          </table:table-cell>
          <table:table-cell table:style-name="ce26" office:value-type="string">
            <text:p>NON-STOCK</text:p>
          </table:table-cell>
          <table:table-cell office:value-type="string">
            <text:p>2xR's in parallel</text:p>
          </table:table-cell>
          <table:table-cell office:value-type="string">
            <text:p>Value confirmed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R14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680R 1206</text:p>
          </table:table-cell>
          <table:table-cell table:style-name="ce26" office:value-type="string">
            <text:p>NON-STOCK</text:p>
          </table:table-cell>
          <table:table-cell office:value-type="string">
            <text:p>2xR's in parallel</text:p>
          </table:table-cell>
          <table:table-cell office:value-type="string">
            <text:p>Value confirmed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R12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0R 1206</text:p>
          </table:table-cell>
          <table:table-cell table:style-name="ce25" office:value-type="string">
            <text:p>RES-100R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5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0R 1206</text:p>
          </table:table-cell>
          <table:table-cell table:style-name="ce25" office:value-type="string">
            <text:p>RES-100R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2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3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4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0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office:value-type="string">
            <text:p>4K7 fitted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6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8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7,19</text:p>
          </table:table-cell>
          <table:table-cell table:style-name="ce6" office:value-type="float" office:value="0">
            <text:p>0</text:p>
          </table:table-cell>
          <table:table-cell table:style-name="ce23" office:value-type="string">
            <text:p>Res SM 0R 1206</text:p>
          </table:table-cell>
          <table:table-cell table:style-name="ce25" office:value-type="string">
            <text:p>RES-0R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LY1-8</text:p>
          </table:table-cell>
          <table:table-cell table:style-name="ce6" office:value-type="float" office:value="8">
            <text:p>8</text:p>
          </table:table-cell>
          <table:table-cell table:style-name="ce23" office:value-type="string">
            <text:p>Relay 5V SPCO</text:p>
          </table:table-cell>
          <table:table-cell table:style-name="ce26" office:value-type="string">
            <text:p>REL-5V-SPDT-QY23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TERM</text:p>
          </table:table-cell>
          <table:table-cell table:style-name="ce6" office:value-type="string">
            <text:p>1 x 2W</text:p>
          </table:table-cell>
          <table:table-cell table:style-name="ce23"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TERM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header shunt</text:p>
          </table:table-cell>
          <table:table-cell table:style-name="ce26" office:value-type="string">
            <text:p>CON-JUMPER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IC SM MAX485</text:p>
          </table:table-cell>
          <table:table-cell table:style-name="ce26" office:value-type="string">
            <text:p>IC-MAX485CSA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U2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gulator module 5V</text:p>
          </table:table-cell>
          <table:table-cell table:style-name="ce31" office:value-type="string">
            <text:p>REG-MOD5V </text:p>
          </table:table-cell>
          <table:table-cell office:value-type="string">
            <text:p>7805 fitted</text:p>
          </table:table-cell>
          <table:table-cell table:style-name="ce19" office:value-type="string">
            <text:p>Fitted 5V switching reg module.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U3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MAX4820</text:p>
          </table:table-cell>
          <table:table-cell table:style-name="ce26" office:value-type="string">
            <text:p>NON-STOCK</text:p>
          </table:table-cell>
          <table:table-cell table:style-name="ce28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/>
          <table:table-cell table:style-name="ce2" office:value-type="string">
            <text:p>U4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IC SM STWD100</text:p>
          </table:table-cell>
          <table:table-cell table:style-name="ce26" office:value-type="string">
            <text:p>NON-STOCK</text:p>
          </table:table-cell>
          <table:table-cell table:style-name="ce28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 office:value-type="string">
            <text:p>U5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Mod Arduino Pro Mini 8MHz</text:p>
          </table:table-cell>
          <table:table-cell table:style-name="ce25" office:value-type="string">
            <text:p>IC-ARD-PROMINI-3V3 </text:p>
          </table:table-cell>
          <table:table-cell table:style-name="ce29" office:value-type="string">
            <text:p>16MHZ fitted</text:p>
          </table:table-cell>
          <table:table-cell table:style-name="ce19" office:value-type="string">
            <text:p>Fitted 3.3V 8MHz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U5</text:p>
          </table:table-cell>
          <table:table-cell table:style-name="ce6" office:value-type="string">
            <text:p>2 x 12W</text:p>
          </table:table-cell>
          <table:table-cell table:style-name="ce23" office:value-type="string">
            <text:p>header pins</text:p>
          </table:table-cell>
          <table:table-cell table:style-name="ce25" office:value-type="string">
            <text:p>CON-PHD-SS-40 </text:p>
          </table:table-cell>
          <table:table-cell table:style-name="ce28" office:value-type="string">
            <text:p>OK</text:p>
          </table:table-cell>
          <table:table-cell table:style-name="ce32"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U5</text:p>
          </table:table-cell>
          <table:table-cell table:style-name="ce6" office:value-type="string">
            <text:p>2 x 12W, 2 x 2W</text:p>
          </table:table-cell>
          <table:table-cell table:style-name="ce23" office:value-type="string">
            <text:p>socket strip 2 x 12W</text:p>
          </table:table-cell>
          <table:table-cell table:style-name="ce25" office:value-type="string">
            <text:p>CON-PHD-SKT-SS </text:p>
          </table:table-cell>
          <table:table-cell office:value-type="string">
            <text:p>2x2w socket not fitted</text:p>
          </table:table-cell>
          <table:table-cell table:style-name="ce19" office:value-type="string">
            <text:p>Fitted 2x2W socket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U5</text:p>
          </table:table-cell>
          <table:table-cell table:style-name="ce6" office:value-type="string">
            <text:p>2 x 2W</text:p>
          </table:table-cell>
          <table:table-cell table:style-name="ce23" office:value-type="string">
            <text:p>header pins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ensor Test Plan" table:style-name="ta1" table:print="false">
        <table:table-column table:style-name="co2" table:default-cell-style-name="Default"/>
        <table:table-column table:style-name="co13" table:default-cell-style-name="ce35"/>
        <table:table-column table:style-name="co14" table:default-cell-style-name="ce35"/>
        <table:table-column table:style-name="co2" table:default-cell-style-name="Default"/>
        <table:table-column table:style-name="co15" table:default-cell-style-name="Default"/>
        <table:table-column table:style-name="co2" table:number-columns-repeated="1019" table:default-cell-style-name="Default"/>
        <table:table-row table:style-name="ro2">
          <table:table-cell table:style-name="ce1" office:value-type="string">
            <text:p>Category</text:p>
          </table:table-cell>
          <table:table-cell table:style-name="ce34" office:value-type="string">
            <text:p>Action</text:p>
          </table:table-cell>
          <table:table-cell table:style-name="ce34"/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Preparation</text:p>
          </table:table-cell>
          <table:table-cell office:value-type="string">
            <text:p>Make test harness to access used pins on RJ45.</text:p>
            <text:p>ATN will need pullup. 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eck in schematic &amp; PCB files into source control.</text:p>
          </table:table-cell>
          <table:table-cell table:style-name="ce36" office:value-type="string">
            <text:p>OK</text:p>
          </table:table-cell>
          <table:table-cell office:value-type="string">
            <text:p>Copied from James' emai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heck in BoM doc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eck in build instructions doc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Pre Power Up</text:p>
          </table:table-cell>
          <table:table-cell office:value-type="string">
            <text:p>Verify schematic and PCB plots against supplied board to check that you have correct versions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Verify BoM. Check correct parts fitted, verify orientation &amp; <text:s/>component values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Number all boards and record results tagged with board number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erify board built correctly with no shorts etc. 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wer Supply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Pull all socketed parts and check for shorts between power rails and ground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nnect voltmeter to monitor regulated rails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Power up via power plug using lab PS set to 12V. Monitor current &amp; regulator output voltages very carefully and be ready to cut power swiftly if required. </text:p>
          </table:table-cell>
          <table:table-cell table:style-name="ce36" office:value-type="string">
            <text:p>Reg has Vin,Vout swapped. Also 3.3V part fitted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erify 5V rail voltage &amp; noise. 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erify 3.3V from Arduino regulator. 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everse voltage does not damage anything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overvolt protection. </text:p>
          </table:table-cell>
          <table:table-cell table:style-name="ce36" office:value-type="string">
            <text:p>OK</text:p>
          </table:table-cell>
          <table:table-cell office:value-type="string">
            <text:p>Fitted PTC Bourns MF-R005-0 in net BUS_VCC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 Software Check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Verify clocks if they start without software configuration. It is surprising how often crystals don't start properly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erify reset signal is inactive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pload firmware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Verify voltages on ISP header before starting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pload firmware with debugger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erify crystal if required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eck baudrate on console TX line</text:p>
          </table:table-cell>
          <table:table-cell table:style-name="ce36" office:value-type="string">
            <text:p>OK</text:p>
          </table:table-cell>
          <table:table-cell office:value-type="string">
            <text:p>Wrong baudrate due to 16MHz setting in build and TX/RX reversed in SW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nnect serial terminal and check for correct response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Bus</text:p>
          </table:table-cell>
          <table:table-cell office:value-type="string">
            <text:p>Verify ground connections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erify 12V connections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erify RS485 A/B bias res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rify RS485 A/B term re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isc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>
            <text:p>Verify 12V bus monitor to ADC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erify Blinky LED.</text:p>
          </table:table-cell>
          <table:table-cell table:style-name="ce36" office:value-type="string">
            <text:p>OK</text:p>
          </table:table-cell>
          <table:table-cell office:value-type="string">
            <text:p>Very dim, change R1 to 300R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Verify links to select address.</text:p>
          </table:table-cell>
          <table:table-cell table:style-name="ce36" office:value-type="string">
            <text:p>OK</text:p>
          </table:table-cell>
          <table:table-cell office:value-type="string">
            <text:p>J6,J7 should have one select &amp; 1 ground per link.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S485 Reset</text:p>
          </table:table-cell>
          <table:table-cell office:value-type="string">
            <text:p>Hold processor in rese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rify RS485 not enabled, check voltage on /RE &amp; DE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rify ATN inactiv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rify RS485 A/B inactiv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S485</text:p>
          </table:table-cell>
          <table:table-cell office:value-type="string">
            <text:p>Monitor signals on Bus connector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rify RS485 receive, monitor RO to check waveform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rify ATN drive by setting low with console.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rify RS485 transmit, monitor DI to check waveform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nsor</text:p>
          </table:table-cell>
          <table:table-cell office:value-type="string">
            <text:p>Verify tilt senso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rify flags as fail if accelerometer module not prese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rify flags as fail if faults on SP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Finally</text:p>
          </table:table-cell>
          <table:table-cell office:value-type="string">
            <text:p>Install fresh processor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rify programming by Arduino</text:p>
          </table:table-cell>
          <table:table-cell table:number-columns-repeated="1022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'Sensor Checkout'.A3:'Sensor Checkout'.AMI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8">08/02/2023</text:date>, <text:time>17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3-02-08T17:00:15.60</dc:date>
    <meta:editing-duration>P27DT2H50M20S</meta:editing-duration>
    <meta:editing-cycles>22</meta:editing-cycles>
    <meta:generator>OpenOffice/4.1.4$Win32 OpenOffice.org_project/414m5$Build-9788</meta:generator>
    <meta:document-statistic meta:table-count="4" meta:cell-count="835" meta:object-count="0"/>
  </office:meta>
</office:document-meta>
</file>